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09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1.1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2"/>
        <table:table-column table:style-name="co1" table:number-columns-repeated="1016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2"/>
          <table:table-cell office:value-type="string" calcext:value-type="string">
            <text:p>Característica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F1</text:p>
          </table:table-cell>
          <table:table-cell office:value-type="string" calcext:value-type="string">
            <text:p>Resolución</text:p>
          </table:table-cell>
          <table:table-cell office:value-type="string" calcext:value-type="string">
            <text:p>Tipo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0.4729" calcext:value-type="float">
            <text:p>0.4729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2"/>
          <table:table-cell table:style-name="ce9" office:value-type="string" calcext:value-type="string">
            <text:p>AF</text:p>
          </table:table-cell>
          <table:table-cell office:value-type="float" office:value="0.6546" calcext:value-type="float">
            <text:p>0.6546</text:p>
          </table:table-cell>
          <table:table-cell table:style-name="ce9" office:value-type="float" office:value="0.4729" calcext:value-type="float">
            <text:p>0.4729</text:p>
          </table:table-cell>
          <table:table-cell table:style-name="ce9" office:value-type="string" calcext:value-type="string">
            <text:p>50K</text:p>
          </table:table-cell>
          <table:table-cell table:style-name="ce9" office:value-type="string" calcext:value-type="string">
            <text:p>Cut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0.3488" calcext:value-type="float">
            <text:p>0.3488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2"/>
          <table:table-cell table:style-name="ce9" office:value-type="string" calcext:value-type="string">
            <text:p>BN</text:p>
          </table:table-cell>
          <table:table-cell office:value-type="float" office:value="0.9158" calcext:value-type="float">
            <text:p>0.9158</text:p>
          </table:table-cell>
          <table:table-cell table:style-name="ce9" office:value-type="float" office:value="0.6916" calcext:value-type="float">
            <text:p>0.6916</text:p>
          </table:table-cell>
          <table:table-cell table:style-name="ce9" office:value-type="string" calcext:value-type="string">
            <text:p>25K</text:p>
          </table:table-cell>
          <table:table-cell table:style-name="ce9" office:value-type="string" calcext:value-type="string">
            <text:p>Cut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0.3416" calcext:value-type="float">
            <text:p>0.3416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2"/>
          <table:table-cell table:style-name="ce9" office:value-type="string" calcext:value-type="string">
            <text:p>DM</text:p>
          </table:table-cell>
          <table:table-cell office:value-type="float" office:value="0.7333" calcext:value-type="float">
            <text:p>0.7333</text:p>
          </table:table-cell>
          <table:table-cell table:style-name="ce9" office:value-type="float" office:value="0.6261" calcext:value-type="float">
            <text:p>0.6261</text:p>
          </table:table-cell>
          <table:table-cell table:style-name="ce9" office:value-type="string" calcext:value-type="string">
            <text:p>25K</text:p>
          </table:table-cell>
          <table:table-cell table:style-name="ce9" office:value-type="string" calcext:value-type="string">
            <text:p>Cut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0.3167" calcext:value-type="float">
            <text:p>0.3167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2"/>
          <table:table-cell table:style-name="ce9" office:value-type="string" calcext:value-type="string">
            <text:p>DP</text:p>
          </table:table-cell>
          <table:table-cell office:value-type="float" office:value="0.8827" calcext:value-type="float">
            <text:p>0.8827</text:p>
          </table:table-cell>
          <table:table-cell table:style-name="ce9" office:value-type="float" office:value="0.7113" calcext:value-type="float">
            <text:p>0.7113</text:p>
          </table:table-cell>
          <table:table-cell table:style-name="ce9" office:value-type="string" calcext:value-type="string">
            <text:p>25K</text:p>
          </table:table-cell>
          <table:table-cell table:style-name="ce9" office:value-type="string" calcext:value-type="string">
            <text:p>Cut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0.2991" calcext:value-type="float">
            <text:p>0.2991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2"/>
          <table:table-cell table:style-name="ce9" office:value-type="string" calcext:value-type="string">
            <text:p>IP</text:p>
          </table:table-cell>
          <table:table-cell office:value-type="float" office:value="0.7113" calcext:value-type="float">
            <text:p>0.7113</text:p>
          </table:table-cell>
          <table:table-cell table:style-name="ce9" office:value-type="float" office:value="0.541" calcext:value-type="float">
            <text:p>0.541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Cut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0.2573" calcext:value-type="float">
            <text:p>0.2573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2"/>
          <table:table-cell table:style-name="ce9" office:value-type="string" calcext:value-type="string">
            <text:p>LSE</text:p>
          </table:table-cell>
          <table:table-cell office:value-type="float" office:value="0.98" calcext:value-type="float">
            <text:p>0.9800</text:p>
          </table:table-cell>
          <table:table-cell table:style-name="ce9" office:value-type="float" office:value="0.9232" calcext:value-type="float">
            <text:p>0.9232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Full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9" office:value-type="string" calcext:value-type="string">
            <text:p>USE</text:p>
          </table:table-cell>
          <table:table-cell office:value-type="float" office:value="0.9797" calcext:value-type="float">
            <text:p>0.9797</text:p>
          </table:table-cell>
          <table:table-cell table:style-name="ce9" office:value-type="float" office:value="0.8281" calcext:value-type="float">
            <text:p>0.8281</text:p>
          </table:table-cell>
          <table:table-cell table:style-name="ce9" office:value-type="string" calcext:value-type="string">
            <text:p>25K</text:p>
          </table:table-cell>
          <table:table-cell table:style-name="ce9" office:value-type="string" calcext:value-type="string">
            <text:p>Cut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BN</text:p>
          </table:table-cell>
          <table:table-cell table:number-columns-repeated="4"/>
          <table:table-cell table:style-name="ce9" office:value-type="string" calcext:value-type="string">
            <text:p>VB</text:p>
          </table:table-cell>
          <table:table-cell office:value-type="float" office:value="0.5202" calcext:value-type="float">
            <text:p>0.5202</text:p>
          </table:table-cell>
          <table:table-cell table:style-name="ce9" office:value-type="float" office:value="0.5275" calcext:value-type="float">
            <text:p>0.5275</text:p>
          </table:table-cell>
          <table:table-cell table:style-name="ce9" office:value-type="string" calcext:value-type="string">
            <text:p>50K</text:p>
          </table:table-cell>
          <table:table-cell table:style-name="ce9" office:value-type="string" calcext:value-type="string">
            <text:p>Cut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2"/>
          <table:table-cell table:style-name="ce9" office:value-type="string" calcext:value-type="string">
            <text:p>VM</text:p>
          </table:table-cell>
          <table:table-cell office:value-type="float" office:value="0.6954" calcext:value-type="float">
            <text:p>0.6954</text:p>
          </table:table-cell>
          <table:table-cell table:style-name="ce9" office:value-type="float" office:value="0.6747" calcext:value-type="float">
            <text:p>0.6747</text:p>
          </table:table-cell>
          <table:table-cell table:style-name="ce9" office:value-type="string" calcext:value-type="string">
            <text:p>50K</text:p>
          </table:table-cell>
          <table:table-cell table:style-name="ce9" office:value-type="string" calcext:value-type="string">
            <text:p>Cut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0.6916" calcext:value-type="float">
            <text:p>0.6916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856" calcext:value-type="float">
            <text:p>0.6856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246" calcext:value-type="float">
            <text:p>0.6246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759" calcext:value-type="float">
            <text:p>0.5759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25" calcext:value-type="float">
            <text:p>0.5250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155" calcext:value-type="float">
            <text:p>0.5155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261" calcext:value-type="float">
            <text:p>0.6261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235" calcext:value-type="float">
            <text:p>0.623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184" calcext:value-type="float">
            <text:p>0.6184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161" calcext:value-type="float">
            <text:p>0.6161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987" calcext:value-type="float">
            <text:p>0.5987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716" calcext:value-type="float">
            <text:p>0.5716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7113" calcext:value-type="float">
            <text:p>0.7113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795" calcext:value-type="float">
            <text:p>0.679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568" calcext:value-type="float">
            <text:p>0.6568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457" calcext:value-type="float">
            <text:p>0.6457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27" calcext:value-type="float">
            <text:p>0.6270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904" calcext:value-type="float">
            <text:p>0.5904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41" calcext:value-type="float">
            <text:p>0.5410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257" calcext:value-type="float">
            <text:p>0.5257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85" calcext:value-type="float">
            <text:p>0.4850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2" calcext:value-type="float">
            <text:p>0.4200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3843" calcext:value-type="float">
            <text:p>0.3843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3689" calcext:value-type="float">
            <text:p>0.3689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9232" calcext:value-type="float">
            <text:p>0.9232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9007" calcext:value-type="float">
            <text:p>0.9007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8699" calcext:value-type="float">
            <text:p>0.8699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8514" calcext:value-type="float">
            <text:p>0.8514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8464" calcext:value-type="float">
            <text:p>0.8464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8385" calcext:value-type="float">
            <text:p>0.8385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8281" calcext:value-type="float">
            <text:p>0.8281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7948" calcext:value-type="float">
            <text:p>0.7948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7778" calcext:value-type="float">
            <text:p>0.7778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7662" calcext:value-type="float">
            <text:p>0.7662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7366" calcext:value-type="float">
            <text:p>0.7366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922" calcext:value-type="float">
            <text:p>0.6922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275" calcext:value-type="float">
            <text:p>0.5275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963" calcext:value-type="float">
            <text:p>0.4963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917" calcext:value-type="float">
            <text:p>0.4917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73" calcext:value-type="float">
            <text:p>0.4730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65" calcext:value-type="float">
            <text:p>0.4650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502" calcext:value-type="float">
            <text:p>0.4502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747" calcext:value-type="float">
            <text:p>0.6747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028" calcext:value-type="float">
            <text:p>0.6028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451" calcext:value-type="float">
            <text:p>0.5451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275" calcext:value-type="float">
            <text:p>0.527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242" calcext:value-type="float">
            <text:p>0.5242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178" calcext:value-type="float">
            <text:p>0.5178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9T01:22:53.079726401</dc:date>
    <meta:editing-duration>PT8H28M31S</meta:editing-duration>
    <meta:editing-cycles>2</meta:editing-cycles>
    <meta:generator>LibreOffice/7.3.7.2$Linux_X86_64 LibreOffice_project/30$Build-2</meta:generator>
    <meta:document-statistic meta:table-count="1" meta:cell-count="248" meta:object-count="0"/>
  </office:meta>
</office:document-meta>
</file>